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Lohit Devanagari" svg:font-family="'Lohit Devanagari'"/>
    <style:font-face style:name="Microsoft" svg:font-family="Microsoft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0pt" style:font-size-asian="10pt"/>
    </style:style>
    <style:style style:name="P2" style:family="paragraph" style:parent-style-name="Text_20_body">
      <style:text-properties fo:font-size="12pt" style:font-size-asian="12pt"/>
    </style:style>
    <style:style style:name="P3" style:family="paragraph" style:parent-style-name="Text_20_body">
      <style:paragraph-properties fo:margin-left="0.199cm" fo:margin-right="0cm" fo:margin-top="0.406cm" fo:margin-bottom="0cm" loext:contextual-spacing="false" fo:text-indent="0cm" style:auto-text-indent="false">
        <style:tab-stops>
          <style:tab-stop style:position="12.991cm"/>
        </style:tab-stops>
      </style:paragraph-properties>
    </style:style>
    <style:style style:name="P4" style:family="paragraph" style:parent-style-name="Text_20_body">
      <style:paragraph-properties fo:margin-top="0.004cm" fo:margin-bottom="0cm" loext:contextual-spacing="false"/>
      <style:text-properties fo:font-size="15pt" style:font-size-asian="15pt"/>
    </style:style>
    <style:style style:name="P5" style:family="paragraph" style:parent-style-name="Standard">
      <style:paragraph-properties fo:margin-left="4.011cm" fo:margin-right="4.216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3pt" fo:font-style="normal" style:text-underline-style="solid" style:text-underline-width="auto" style:text-underline-color="font-color" fo:font-weight="bold" style:text-blinking="false" fo:background-color="transparent" style:text-scale="80%"/>
    </style:style>
    <style:style style:name="P6" style:family="paragraph" style:parent-style-name="Standard">
      <style:paragraph-properties fo:margin-left="4.011cm" fo:margin-right="4.216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bold" style:text-blinking="false" fo:background-color="transparent" style:font-size-asian="14pt" style:font-size-complex="14pt" style:text-scale="80%"/>
    </style:style>
    <style:style style:name="P7" style:family="paragraph" style:parent-style-name="Heading_20_2" style:list-style-name="WWNum7">
      <style:paragraph-properties fo:margin-left="1.471cm" fo:margin-right="0cm" fo:text-indent="-0.637cm" style:auto-text-indent="false">
        <style:tab-stops>
          <style:tab-stop style:position="1.469cm"/>
          <style:tab-stop style:position="1.473cm"/>
        </style:tab-stops>
      </style:paragraph-properties>
    </style:style>
    <style:style style:name="P8" style:family="paragraph" style:parent-style-name="Heading_20_2" style:list-style-name="WWNum7">
      <style:paragraph-properties fo:margin-left="1.471cm" fo:margin-right="0cm" fo:margin-top="0.035cm" fo:margin-bottom="0cm" loext:contextual-spacing="false" fo:text-indent="-0.637cm" style:auto-text-indent="false">
        <style:tab-stops>
          <style:tab-stop style:position="1.469cm"/>
          <style:tab-stop style:position="1.473cm"/>
        </style:tab-stops>
      </style:paragraph-properties>
      <style:text-properties style:text-scale="80%"/>
    </style:style>
    <style:style style:name="P9" style:family="paragraph" style:parent-style-name="List_20_Paragraph" style:list-style-name="WWNum7">
      <style:paragraph-properties fo:margin-left="2.741cm" fo:margin-right="0.406cm" fo:margin-top="0.039cm" fo:margin-bottom="0cm" loext:contextual-spacing="false" fo:line-height="108%" fo:text-align="justify" style:justify-single-word="false" fo:text-indent="-0.635cm" style:auto-text-indent="false">
        <style:tab-stops>
          <style:tab-stop style:position="2.741cm"/>
        </style:tab-stops>
      </style:paragraph-properties>
      <style:text-properties fo:font-size="11.5pt" style:font-size-asian="11.5pt"/>
    </style:style>
    <style:style style:name="P10" style:family="paragraph" style:parent-style-name="Standard" style:list-style-name="WWNum7">
      <style:paragraph-properties fo:margin-left="2.741cm" fo:margin-right="0.406cm" fo:margin-top="0.039cm" fo:margin-bottom="0cm" loext:contextual-spacing="false" fo:line-height="108%" fo:text-align="justify" style:justify-single-word="false" fo:text-indent="-0.635cm" style:auto-text-indent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style:text-blinking="false" fo:background-color="transparent" style:text-scale="90%"/>
    </style:style>
    <style:style style:name="P11" style:family="paragraph" style:parent-style-name="Standard" style:list-style-name="WWNum7">
      <style:paragraph-properties fo:margin-left="1.471cm" fo:margin-right="0cm" fo:margin-top="0.002cm" fo:margin-bottom="0cm" loext:contextual-spacing="false" fo:text-indent="-0.637cm" style:auto-text-indent="false">
        <style:tab-stops>
          <style:tab-stop style:position="1.469cm"/>
          <style:tab-stop style:position="1.473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 style:text-scale="90%"/>
    </style:style>
    <style:style style:name="P12" style:family="paragraph" style:parent-style-name="Standard" style:list-style-name="WWNum7">
      <style:paragraph-properties fo:margin-left="1.471cm" fo:margin-right="0cm" fo:text-indent="-0.637cm" style:auto-text-indent="false">
        <style:tab-stops>
          <style:tab-stop style:position="1.469cm"/>
          <style:tab-stop style:position="1.473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size-asian="11pt" style:font-size-complex="11pt" style:text-scale="80%"/>
    </style:style>
    <style:style style:name="P13" style:family="paragraph" style:parent-style-name="Standard" style:list-style-name="WWNum7">
      <style:paragraph-properties fo:margin-left="1.471cm" fo:margin-right="0cm" fo:text-indent="-0.637cm" style:auto-text-indent="false">
        <style:tab-stops>
          <style:tab-stop style:position="1.469cm"/>
          <style:tab-stop style:position="1.473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20ba0" style:text-blinking="false" fo:background-color="transparent" style:font-size-asian="11pt" style:font-size-complex="11pt" style:text-scale="80%"/>
    </style:style>
    <style:style style:name="P14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15" style:family="paragraph" style:parent-style-name="Text_20_body" style:list-style-name="WWNum7">
      <style:paragraph-properties fo:margin-left="2.741cm" fo:margin-right="0.406cm" fo:margin-top="0.039cm" fo:margin-bottom="0cm" loext:contextual-spacing="false" fo:line-height="108%" fo:text-align="justify" style:justify-single-word="false" fo:text-indent="-0.635cm" style:auto-text-indent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style:text-blinking="false" fo:background-color="transparent" style:text-scale="80%"/>
    </style:style>
    <style:style style:name="P16" style:family="paragraph" style:parent-style-name="Text_20_body" style:list-style-name="WWNum7">
      <style:paragraph-properties fo:margin-left="2.741cm" fo:margin-right="0.425cm" fo:margin-top="0.039cm" fo:margin-bottom="0cm" loext:contextual-spacing="false" fo:line-height="108%" fo:text-align="justify" style:justify-single-word="false" fo:text-indent="-0.635cm" style:auto-text-indent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</style:style>
    <style:style style:name="P19" style:family="paragraph" style:parent-style-name="Text_20_body" style:list-style-name="WWNum7">
      <style:paragraph-properties fo:margin-left="2.741cm" fo:margin-right="0.529cm" fo:margin-top="0.007cm" fo:margin-bottom="0cm" loext:contextual-spacing="false" fo:line-height="108%" fo:text-align="justify" style:justify-single-word="false" fo:text-indent="-0.635cm" style:auto-text-indent="false">
        <style:tab-stops>
          <style:tab-stop style:position="2.829cm"/>
          <style:tab-stop style:position="2.83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style:text-blinking="false" fo:background-color="transparent" style:text-scale="90%"/>
    </style:style>
    <style:style style:name="P20" style:family="paragraph" style:parent-style-name="Text_20_body" style:list-style-name="WWNum7">
      <style:paragraph-properties fo:margin-left="2.741cm" fo:margin-right="0.529cm" fo:margin-top="0.007cm" fo:margin-bottom="0cm" loext:contextual-spacing="false" fo:line-height="108%" fo:text-align="justify" style:justify-single-word="false" fo:text-indent="-0.635cm" style:auto-text-indent="false">
        <style:tab-stops>
          <style:tab-stop style:position="2.829cm"/>
          <style:tab-stop style:position="2.83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.5pt" fo:font-style="normal" style:text-underline-style="none" fo:font-weight="normal" style:text-blinking="false" fo:background-color="transparent" style:font-size-asian="11.5pt" style:text-scale="90%"/>
    </style:style>
    <style:style style:name="P21" style:family="paragraph" style:parent-style-name="Text_20_body" style:list-style-name="WWNum7">
      <style:paragraph-properties fo:margin-left="2.106cm" fo:margin-right="0.529cm" fo:margin-top="0.007cm" fo:margin-bottom="0cm" loext:contextual-spacing="false" fo:line-height="108%" fo:text-align="justify" style:justify-single-word="false" fo:text-indent="0cm" style:auto-text-indent="false">
        <style:tab-stops>
          <style:tab-stop style:position="2.829cm"/>
          <style:tab-stop style:position="2.831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transparent" style:font-size-asian="11.5pt" style:text-scale="90%"/>
    </style:style>
    <style:style style:name="P22" style:family="paragraph" style:parent-style-name="Text_20_body" style:list-style-name="WWNum7">
      <style:paragraph-properties fo:margin-left="2.741cm" fo:margin-right="0.801cm" fo:margin-top="0.041cm" fo:margin-bottom="0cm" loext:contextual-spacing="false" fo:line-height="108%" fo:text-indent="-0.635cm" style:auto-text-indent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officeooo:rsid="0001d374" officeooo:paragraph-rsid="0001d374" style:text-blinking="false" fo:background-color="transparent" style:text-scale="80%"/>
    </style:style>
    <style:style style:name="P23" style:family="paragraph" style:parent-style-name="Text_20_body" style:list-style-name="WWNum7">
      <style:paragraph-properties fo:margin-left="2.741cm" fo:margin-right="0.801cm" fo:margin-top="0.041cm" fo:margin-bottom="0cm" loext:contextual-spacing="false" fo:line-height="108%" fo:text-indent="-0.635cm" style:auto-text-indent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officeooo:paragraph-rsid="0001d374" style:text-blinking="false" fo:background-color="transparent"/>
    </style:style>
    <style:style style:name="P24" style:family="paragraph" style:parent-style-name="Text_20_body" style:list-style-name="WWNum7">
      <style:paragraph-properties fo:margin-left="2.741cm" fo:margin-right="0.801cm" fo:margin-top="0.041cm" fo:margin-bottom="0cm" loext:contextual-spacing="false" fo:line-height="108%" fo:text-indent="-0.635cm" style:auto-text-indent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officeooo:paragraph-rsid="0001d374" style:text-blinking="false" fo:background-color="transparent" style:font-weight-asian="normal" style:font-weight-complex="normal"/>
    </style:style>
    <style:style style:name="P25" style:family="paragraph" style:parent-style-name="Text_20_body" style:list-style-name="WWNum7">
      <style:paragraph-properties fo:margin-left="2.741cm" fo:margin-right="0.801cm" fo:margin-top="0.041cm" fo:margin-bottom="0cm" loext:contextual-spacing="false" fo:line-height="108%" fo:text-indent="-0.635cm" style:auto-text-indent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style:text-underline-style="none" officeooo:paragraph-rsid="0001d374" style:text-blinking="false" fo:background-color="transparent"/>
    </style:style>
    <style:style style:name="P26" style:family="paragraph" style:parent-style-name="Text_20_body" style:list-style-name="WWNum7">
      <style:paragraph-properties fo:margin-left="0cm" fo:margin-right="0.801cm" fo:margin-top="0.041cm" fo:margin-bottom="0cm" loext:contextual-spacing="false" fo:line-height="108%" fo:text-indent="0cm" style:auto-text-indent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officeooo:paragraph-rsid="0001d374" style:text-blinking="false" fo:background-color="transparent"/>
    </style:style>
    <style:style style:name="P27" style:family="paragraph" style:parent-style-name="Text_20_body" style:list-style-name="WWNum7">
      <style:paragraph-properties fo:margin-top="0.041cm" fo:margin-bottom="0cm" loext:contextual-spacing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officeooo:paragraph-rsid="00020ba0" style:text-blinking="false" fo:background-color="transparent" style:text-scale="80%"/>
    </style:style>
    <style:style style:name="P28" style:family="paragraph" style:parent-style-name="Text_20_body" style:list-style-name="WWNum7">
      <style:paragraph-properties fo:margin-top="0.041cm" fo:margin-bottom="0cm" loext:contextual-spacing="false" fo:text-align="justify" style:justify-single-word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officeooo:paragraph-rsid="00020ba0" style:text-blinking="false" fo:background-color="transparent" style:text-scale="80%"/>
    </style:style>
    <style:style style:name="P29" style:family="paragraph" style:parent-style-name="Text_20_body" style:list-style-name="WWNum7">
      <style:paragraph-properties fo:margin-top="0.041cm" fo:margin-bottom="0cm" loext:contextual-spacing="false" fo:text-align="justify" style:justify-single-word="false">
        <style:tab-stops>
          <style:tab-stop style:position="2.741cm"/>
        </style:tab-stops>
      </style:paragraph-properties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officeooo:paragraph-rsid="00020ba0" style:text-blinking="false" fo:background-color="transparent"/>
    </style:style>
    <style:style style:name="T1" style:family="text">
      <style:text-properties style:text-scale="80%"/>
    </style:style>
    <style:style style:name="T2" style:family="text">
      <style:text-properties fo:letter-spacing="0.018cm" style:text-scale="80%"/>
    </style:style>
    <style:style style:name="T3" style:family="text">
      <style:text-properties fo:letter-spacing="0.019cm" style:text-scale="80%"/>
    </style:style>
    <style:style style:name="T4" style:family="text">
      <style:text-properties fo:letter-spacing="0.019cm" officeooo:rsid="0001d374" style:text-scale="80%"/>
    </style:style>
    <style:style style:name="T5" style:family="text">
      <style:text-properties fo:letter-spacing="0.03cm" style:text-scale="80%"/>
    </style:style>
    <style:style style:name="T6" style:family="text">
      <style:text-properties style:text-scale="85%"/>
    </style:style>
    <style:style style:name="T7" style:family="text">
      <style:text-properties officeooo:rsid="0001d374" style:text-scale="85%"/>
    </style:style>
    <style:style style:name="T8" style:family="text"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Microsoft" fo:font-size="11pt" fo:font-style="normal" style:text-underline-style="none" fo:font-weight="normal" officeooo:rsid="0001d374" style:text-blinking="false" fo:background-color="transparent" loext:char-shading-value="0"/>
    </style:style>
    <style:style style:name="T10" style:family="text">
      <style:text-properties style:font-name="Microsoft Sans Serif" officeooo:rsid="0001d374" style:font-name-asian="Microsoft Sans Serif1" style:font-name-complex="Microsoft Sans Serif1" style:text-scale="80%"/>
    </style:style>
    <style:style style:name="T11" style:family="text">
      <style:text-properties fo:font-size="11pt" fo:font-style="normal" fo:font-weight="normal"/>
    </style:style>
    <style:style style:name="T12" style:family="text">
      <style:text-properties fo:font-size="11pt" fo:font-style="normal" fo:font-weight="normal" style:font-weight-asian="normal" style:font-weight-complex="normal"/>
    </style:style>
    <style:style style:name="T13" style:family="text">
      <style:text-properties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/>
      <text:p text:style-name="P6"><text:bookmark text:name="docs-internal-guid-f7aaaa2d-7fff-accc-2982-ff629fa4d69d"/>Automatic Data Summarization</text:p>
      <text:p text:style-name="P5"/>
      <text:p text:style-name="P3"><text:span text:style-name="T1">Name:</text:span><text:span text:style-name="T2"> </text:span><text:span text:style-name="T10">Divyansh Agarwal</text:span><text:span text:style-name="T1"><text:tab/>Mentor:</text:span><text:span text:style-name="T3"> </text:span><text:span text:style-name="T4">Rohit Singh</text:span></text:p>
      <text:p text:style-name="P2"/>
      <text:p text:style-name="P4"/>
      <text:list xml:id="list517606846" text:style-name="WWNum7">
        <text:list-item>
          <text:h text:style-name="P7" text:outline-level="2"><text:span text:style-name="T1">Problem</text:span><text:span text:style-name="T5"> </text:span><text:span text:style-name="T1">Statement</text:span></text:h>
          <text:list>
            <text:list-item>
              <text:p text:style-name="P15"><text:bookmark text:name="docs-internal-guid-11d42b26-7fff-3832-b588-a70062eaa7e4"/>To generate summaries of lending documents,condensing a piece of document to a shorter version, with the aim to retain key information elements and contextual meaning </text:p>
            </text:list-item>
            <text:list-item>
              <text:p text:style-name="P10"><text:bookmark text:name="docs-internal-guid-9b5ab6cc-7fff-ef31-5751-975087b490dd"/>Producing a concise and fluent summary of the lending documents and deeds without any help of human preserving the meaning of the original text </text:p>
              <text:p text:style-name="P9"/>
            </text:list-item>
          </text:list>
        </text:list-item>
        <text:list-item>
          <text:p text:style-name="P11"><text:bookmark text:name="docs-internal-guid-1c8ba1e5-7fff-50a0-d84c-6b050bed5d1d"/>How does it work?</text:p>
          <text:list>
            <text:list-item>
              <text:p text:style-name="P16"><text:bookmark text:name="docs-internal-guid-655a9782-7fff-84e0-e9ab-8094d4f49a77"/><text:span text:style-name="T6">Two different approaches for the </text:span><text:span text:style-name="T7">A</text:span><text:span text:style-name="T6">utomatic </text:span><text:span text:style-name="T7">S</text:span><text:span text:style-name="T6">ummarization</text:span></text:p>
            </text:list-item>
          </text:list>
        </text:list-item>
      </text:list>
      <text:list xml:id="list3861044423" text:style-name="L1">
        <text:list-item>
          <text:list>
            <text:list-item>
              <text:p text:style-name="P17">Extractive Based Approach</text:p>
            </text:list-item>
            <text:list-item>
              <text:p text:style-name="P18"><text:span text:style-name="T8">Abstracti</text:span><text:span text:style-name="T9">v</text:span><text:span text:style-name="T8">e Based Approach</text:span></text:p>
            </text:list-item>
          </text:list>
        </text:list-item>
      </text:list>
      <text:list xml:id="list135926935829537" text:continue-list="list517606846" text:style-name="WWNum7">
        <text:list-item>
          <text:list>
            <text:list-item>
              <text:p text:style-name="P19"><text:bookmark text:name="docs-internal-guid-6b07b62b-7fff-352b-0fb7-8abf30ee6fc1"/>Extractive Based Approach: Identifies the important sections of the text, crops out of the text and stitch the portions of the content.</text:p>
            </text:list-item>
            <text:list-item>
              <text:p text:style-name="P20"><text:bookmark text:name="docs-internal-guid-273f3439-7fff-bfbf-59cb-e0c435b2c97e"/>Abstractive Based Approach: Aims at producing the the summary by interpreting the text, going sequence to sequence and extracting the important section of the text</text:p>
              <text:p text:style-name="P21"/>
            </text:list-item>
          </text:list>
        </text:list-item>
        <text:list-item>
          <text:p text:style-name="P12"><text:bookmark text:name="docs-internal-guid-67883c47-7fff-063c-d3af-460a56fb2925"/>Approach:</text:p>
          <text:list>
            <text:list-item>
              <text:p text:style-name="P22"><text:bookmark text:name="docs-internal-guid-054ed793-7fff-ef8d-fd23-5dde0b8bd8f6"/>Pre- Processing of the data</text:p>
            </text:list-item>
            <text:list-item>
              <text:p text:style-name="P23">Feature Extraction from the<text:span text:style-name="T13"> sentences and paragraphs</text:span></text:p>
            </text:list-item>
            <text:list-item>
              <text:p text:style-name="P24">Feature Enhancement vector is created from the sentences</text:p>
            </text:list-item>
            <text:list-item>
              <text:p text:style-name="P25"><text:span text:style-name="T12">Deep learning model: Robert Boltzman Machine, having 1 hidden layer and 1 visible layer generates summary f</text:span><text:span text:style-name="T11">rom the enhanced vector</text:span></text:p>
            </text:list-item>
            <text:list-item>
              <text:p text:style-name="P23">Summary is generated<text:tab/></text:p>
              <text:p text:style-name="P26"/>
            </text:list-item>
          </text:list>
        </text:list-item>
        <text:list-item>
          <text:p text:style-name="P13">How will this help?</text:p>
          <text:list>
            <text:list-item>
              <text:p text:style-name="P27"><text:bookmark text:name="docs-internal-guid-345b0466-7fff-312c-4d52-f297cb31dca7"/>A system like this will help in processing the large documentation and help in changing them into smaller form</text:p>
            </text:list-item>
            <text:list-item>
              <text:p text:style-name="P29">Help in giving quick factual data out from the lending documents</text:p>
            </text:list-item>
            <text:list-item>
              <text:p text:style-name="P28">Help in retaining the important factual data quicker and less cumbers one.</text:p>
            </text:list-item>
          </text:list>
          <text:h text:style-name="P8" text:outline-level="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Lohit Devanagari" svg:font-family="'Lohit Devanagari'"/>
    <style:font-face style:name="Microsoft" svg:font-family="Microsoft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Microsoft Sans Serif" fo:font-family="'Microsoft Sans Serif'" style:font-family-generic="roman" style:font-pitch="variable" style:font-name-asian="Microsoft Sans Serif1" style:font-family-asian="'Microsoft Sans Serif'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4.011cm" fo:margin-right="4.214cm" fo:margin-top="0.141cm" fo:margin-bottom="0cm" loext:contextual-spacing="false" fo:text-align="center" style:justify-single-word="false" fo:text-indent="0cm" style:auto-text-indent="false"/>
      <style:text-properties style:font-name="Arial2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471cm" fo:margin-right="0cm" fo:text-indent="-0.637cm" style:auto-text-indent="false"/>
      <style:text-properties style:font-name="Arial2" fo:font-family="Arial" style:font-family-generic="roman" style:font-pitch="variable" fo:font-weight="bold" style:font-name-asian="Arial3" style:font-family-asian="Arial" style:font-family-generic-asian="system" style:font-pitch-asian="variable" style:font-weight-asian="bold" style:font-name-complex="Arial3" style:font-family-complex="Arial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>
      <style:paragraph-properties fo:margin-left="4.011cm" fo:margin-right="4.219cm" fo:text-align="center" style:justify-single-word="false" fo:text-indent="0cm" style:auto-text-indent="false"/>
      <style:text-properties style:font-name="Arial2" fo:font-family="Arial" style:font-family-generic="roman" style:font-pitch="variable" fo:font-size="18pt" fo:font-weight="bold" style:font-name-asian="Arial3" style:font-family-asian="Arial" style:font-family-generic-asian="system" style:font-pitch-asian="variable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1cm" fo:margin-right="0cm" fo:text-indent="-0.635cm" style:auto-text-indent="false"/>
    </style:style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Microsoft Sans Serif" fo:font-family="'Microsoft Sans Serif'" style:font-family-generic="roman" style:font-pitch="variable" style:font-name-asian="Microsoft Sans Serif1" style:font-family-asian="'Microsoft Sans Serif'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Microsoft Sans Serif" fo:font-family="'Microsoft Sans Serif'" style:font-family-generic="roman" style:font-pitch="variable" style:font-name-asian="Microsoft Sans Serif1" style:font-family-asian="'Microsoft Sans Serif'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ListLabel_20_1" style:display-name="ListLabel 1" style:family="text">
      <style:text-properties fo:font-size="14pt" fo:language="en" fo:country="US" style:font-name-asian="Microsoft Sans Serif1" style:font-family-asian="'Microsoft Sans Serif'" style:font-family-generic-asian="system" style:font-pitch-asian="variable" style:font-size-asian="14pt" style:language-asian="en" style:country-asian="US" style:font-name-complex="Microsoft Sans Serif1" style:font-family-complex="'Microsoft Sans Serif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font-size="11pt" fo:language="en" fo:country="US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en" fo:country="US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font-size="11pt" fo:language="en" fo:country="US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anguage="en" fo:country="US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fo:font-size="11pt" fo:language="en" fo:country="US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1pt" fo:language="en" fo:country="US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1pt" fo:language="en" fo:country="US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 style:language-complex="ar" style:country-complex="SA" style:text-scale="100%"/>
    </style:style>
    <style:style style:name="ListLabel_20_38" style:display-name="ListLabel 38" style:family="text">
      <style:text-properties fo:font-size="11pt" fo:language="en" fo:country="US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1pt" fo:language="en" fo:country="US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font-size="11pt" fo:language="en" fo:country="US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56" style:display-name="ListLabel 56" style:family="text">
      <style:text-properties fo:font-size="11pt" fo:language="en" fo:country="US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64" style:display-name="ListLabel 64" style:family="text">
      <style:text-properties fo:language="en" fo:country="US" style:language-asian="en" style:country-asian="US" style:language-complex="ar" style:country-complex="SA" style:text-scale="82%"/>
    </style:style>
    <style:style style:name="ListLabel_20_65" style:display-name="ListLabel 65" style:family="text">
      <style:text-properties fo:language="en" fo:country="US" style:language-asian="en" style:country-asian="US" style:language-complex="ar" style:country-complex="SA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584cm"/>
        </style:list-level-properties>
        <style:text-properties fo:font-family="'Microsoft Sans Serif'"/>
      </text:list-level-style-bullet>
      <text:list-level-style-bullet text:level="2" text:style-name="ListLabel_20_2" text:bullet-char="">
        <style:list-level-properties text:list-level-position-and-space-mode="label-alignment">
          <style:list-level-label-alignment text:label-followed-by="listtab" fo:text-indent="-0.635cm" fo:margin-left="2.741cm"/>
        </style:list-level-properties>
        <style:text-properties style:font-name="Wingdings"/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505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258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8.012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765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1.518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5.0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471cm"/>
        </style:list-level-properties>
        <style:text-properties fo:font-family="'Microsoft Sans Serif'"/>
      </text:list-level-style-bullet>
      <text:list-level-style-bullet text:level="2" text:style-name="ListLabel_20_11" text:bullet-char="">
        <style:list-level-properties text:list-level-position-and-space-mode="label-alignment">
          <style:list-level-label-alignment text:label-followed-by="listtab" fo:text-indent="-0.635cm" fo:margin-left="2.282cm"/>
        </style:list-level-properties>
        <style:text-properties style:font-name="Wingdings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2.822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5.06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7.31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9.555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1.799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4.0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1.471cm"/>
        </style:list-level-properties>
        <style:text-properties style:font-name="Symbol"/>
      </text:list-level-style-bullet>
      <text:list-level-style-bullet text:level="2" text:style-name="ListLabel_20_20" text:bullet-char="">
        <style:list-level-properties text:list-level-position-and-space-mode="label-alignment">
          <style:list-level-label-alignment text:label-followed-by="listtab" fo:text-indent="-0.635cm" fo:margin-left="2.282cm"/>
        </style:list-level-properties>
        <style:text-properties style:font-name="Wingdings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4.096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5.9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7.705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9.509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1.314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3.11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4.9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4cm" fo:margin-left="1.012cm"/>
        </style:list-level-properties>
        <style:text-properties fo:font-family="'Microsoft Sans Serif'"/>
      </text:list-level-style-bullet>
      <text:list-level-style-bullet text:level="2" text:style-name="ListLabel_20_29" text:bullet-char="">
        <style:list-level-properties text:list-level-position-and-space-mode="label-alignment">
          <style:list-level-label-alignment text:label-followed-by="listtab" fo:text-indent="-0.635cm" fo:margin-left="2.741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2.293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7.26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1.769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4.0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471cm"/>
        </style:list-level-properties>
        <style:text-properties fo:font-family="'Microsoft Sans Serif'"/>
      </text:list-level-style-bullet>
      <text:list-level-style-bullet text:level="2" text:style-name="ListLabel_20_38" text:bullet-char="">
        <style:list-level-properties text:list-level-position-and-space-mode="label-alignment">
          <style:list-level-label-alignment text:label-followed-by="listtab" fo:text-indent="-0.635cm" fo:margin-left="2.741cm"/>
        </style:list-level-properties>
        <style:text-properties style:font-name="Wingdings"/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4.505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258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012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9.765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1.518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0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">
        <style:list-level-properties text:list-level-position-and-space-mode="label-alignment">
          <style:list-level-label-alignment text:label-followed-by="listtab" fo:text-indent="-0.725cm" fo:margin-left="1.559cm"/>
        </style:list-level-properties>
        <style:text-properties style:font-name="Wingdings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725cm" fo:margin-left="3.249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725cm" fo:margin-left="4.948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725cm" fo:margin-left="6.645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725cm" fo:margin-left="8.343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725cm" fo:margin-left="10.042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725cm" fo:margin-left="11.739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725cm" fo:margin-left="13.437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725cm" fo:margin-left="15.1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fo:text-indent="-0.635cm" fo:margin-left="1.471cm"/>
        </style:list-level-properties>
        <style:text-properties style:font-name="Symbol"/>
      </text:list-level-style-bullet>
      <text:list-level-style-bullet text:level="2" text:style-name="ListLabel_20_56" text:bullet-char="">
        <style:list-level-properties text:list-level-position-and-space-mode="label-alignment">
          <style:list-level-label-alignment text:label-followed-by="listtab" fo:text-indent="-0.635cm" fo:margin-left="2.741cm"/>
        </style:list-level-properties>
        <style:text-properties style:font-name="Wingdings"/>
      </text:list-level-style-bullet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635cm" fo:margin-left="4.505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6.258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8.012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9.765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11.518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3.272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5.0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text-indent="-0.635cm" fo:margin-left="1.471cm"/>
        </style:list-level-properties>
      </text:list-level-style-number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635cm" fo:margin-left="3.186cm"/>
        </style:list-level-properties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635cm" fo:margin-left="4.891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5cm" fo:margin-left="6.595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635cm" fo:margin-left="8.301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5cm" fo:margin-left="11.71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635cm" fo:margin-left="13.416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635cm" fo:margin-left="15.1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82cm" fo:margin-bottom="0.882cm" fo:margin-left="0.882cm" fo:margin-right="0.882cm" fo:border="1.5pt double #000000" style:border-line-width="0.018cm 0.018cm 0.018cm" fo:padding-top="0.335cm" fo:padding-bottom="0.335cm" fo:padding-left="0.406cm" fo:padding-right="0.194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8cm" fo:margin-left="0cm" fo:margin-right="0cm" fo:margin-bottom="0.887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2cm" fo:margin-bottom="0.882cm" fo:margin-left="0.882cm" fo:margin-right="0.882cm" fo:border="1.5pt double #000000" style:border-line-width="0.018cm 0.018cm 0.018cm" fo:padding="1.0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0.882cm" fo:margin-bottom="0.882cm" fo:margin-left="0.882cm" fo:margin-right="0.882cm" fo:border="1.5pt double #000000" style:border-line-width="0.018cm 0.018cm 0.018cm" fo:padding-top="0.335cm" fo:padding-bottom="0.335cm" fo:padding-left="0.406cm" fo:padding-right="0.194cm" style:writing-mode="lr-tb" style:layout-grid-color="#c0c0c0" style:layout-grid-lines="2712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11cm" fo:margin-left="0cm" fo:margin-right="0cm" fo:margin-bottom="0.71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VYANSHU SINGH</meta:initial-creator>
    <meta:editing-cycles>6</meta:editing-cycles>
    <meta:creation-date>2022-05-27T07:38:00</meta:creation-date>
    <dc:date>2022-06-03T13:57:43.716012631</dc:date>
    <meta:editing-duration>PT14M56S</meta:editing-duration>
    <meta:generator>LibreOffice/6.4.7.2$Linux_X86_64 LibreOffice_project/40$Build-2</meta:generator>
    <meta:document-statistic meta:table-count="0" meta:image-count="0" meta:object-count="0" meta:page-count="1" meta:paragraph-count="25" meta:word-count="237" meta:character-count="1405" meta:non-whitespace-character-count="1209"/>
    <meta:user-defined meta:name="AppVersion">16.0000</meta:user-defined>
    <meta:user-defined meta:name="Created" meta:value-type="date">2021-12-10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12-1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440887159</meta:user-defined>
    <meta:template xlink:type="simple" xlink:actuate="onRequest" xlink:title="Normal" xlink:href=""/>
  </office:meta>
</office:document-meta>
</file>